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acf60" officeooo:paragraph-rsid="000acf60"/>
    </style:style>
    <style:style style:name="P2" style:family="paragraph" style:parent-style-name="Preformatted_20_Text">
      <style:text-properties officeooo:rsid="000c9199" officeooo:paragraph-rsid="000c9199"/>
    </style:style>
    <style:style style:name="P3" style:family="paragraph" style:parent-style-name="Preformatted_20_Text">
      <style:text-properties officeooo:rsid="000e2d84" officeooo:paragraph-rsid="000e2d84"/>
    </style:style>
    <style:style style:name="P4" style:family="paragraph" style:parent-style-name="Preformatted_20_Text">
      <style:text-properties officeooo:rsid="000c9199" officeooo:paragraph-rsid="000acf60"/>
    </style:style>
    <style:style style:name="P5" style:family="paragraph" style:parent-style-name="Preformatted_20_Text" style:list-style-name="L1">
      <style:text-properties officeooo:rsid="000c9199" officeooo:paragraph-rsid="000c9199"/>
    </style:style>
    <style:style style:name="P6" style:family="paragraph" style:parent-style-name="Preformatted_20_Text">
      <style:text-properties officeooo:rsid="000f28e3" officeooo:paragraph-rsid="000f28e3"/>
    </style:style>
    <style:style style:name="P7" style:family="paragraph" style:parent-style-name="Preformatted_20_Text">
      <style:text-properties officeooo:rsid="0010a8df" officeooo:paragraph-rsid="0010a8df"/>
    </style:style>
    <style:style style:name="P8" style:family="paragraph" style:parent-style-name="Preformatted_20_Text">
      <style:text-properties officeooo:rsid="000eb6d8" officeooo:paragraph-rsid="000eb6d8"/>
    </style:style>
    <style:style style:name="P9" style:family="paragraph" style:parent-style-name="Preformatted_20_Text" style:list-style-name="L1">
      <style:text-properties officeooo:rsid="00129e39" officeooo:paragraph-rsid="00129e39"/>
    </style:style>
    <style:style style:name="P10" style:family="paragraph" style:parent-style-name="Preformatted_20_Text" style:list-style-name="L1">
      <style:text-properties officeooo:rsid="0013690b" officeooo:paragraph-rsid="0013690b"/>
    </style:style>
    <style:style style:name="P11" style:family="paragraph" style:parent-style-name="Preformatted_20_Text" style:list-style-name="L1">
      <style:text-properties officeooo:rsid="0014fad8" officeooo:paragraph-rsid="0014fad8"/>
    </style:style>
    <style:style style:name="T1" style:family="text">
      <style:text-properties officeooo:rsid="000eb6d8"/>
    </style:style>
    <style:style style:name="T2" style:family="text">
      <style:text-properties officeooo:rsid="000f28e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Centered Design</text:p>
      <text:p text:style-name="P1"/>
      <text:p text:style-name="P1">Design should:</text:p>
      <text:p text:style-name="P1"/>
      <text:p text:style-name="P1">Make it easy to determine what actions are possible at any moment.</text:p>
      <text:p text:style-name="P1"/>
      <text:p text:style-name="P1">Make things visible, including the conceptual model of the system, the alternative actions, and the result of actions.</text:p>
      <text:p text:style-name="P1"/>
      <text:p text:style-name="P1">Make it easy to evaluate the current state of the system.</text:p>
      <text:p text:style-name="P1"/>
      <text:p text:style-name="P1">Follow natural mappings between intentions and the required actions; between actions and the resulting effect; and between the information that is visible and the interpretation of the system state.</text:p>
      <text:p text:style-name="P1"/>
      <text:p text:style-name="P1">That is; </text:p>
      <text:p text:style-name="P1"><text:tab/>the user can figure out what to do.</text:p>
      <text:p text:style-name="P1"><text:tab/>The user can tell what is going on.</text:p>
      <text:p text:style-name="P1"/>
      <text:p text:style-name="P4">Seven Principles for Transforming Difficult Tasks into Simple Ones</text:p>
      <text:p text:style-name="P1"/>
      <text:list xml:id="list3320245459754762585" text:style-name="L1">
        <text:list-item>
          <text:p text:style-name="P5">Use both knowledge in the world and knowledge in the head.</text:p>
        </text:list-item>
      </text:list>
      <text:p text:style-name="P2"/>
      <text:p text:style-name="P2"><text:tab/>People learn better and feel more comfortable when the knowledge required for a task is available externally</text:p>
      <text:p text:style-name="P2"><text:tab/>The the user is able to internalize the required knowledge – get it to head – performance can be faster and more efficient.</text:p>
      <text:p text:style-name="P2"/>
      <text:p text:style-name="P3">Three Conceptual Models</text:p>
      <text:p text:style-name="P3">Design model: the conceptualization that the designer has in mind.</text:p>
      <text:p text:style-name="P3"><text:tab/><text:tab/>Ensure that the system reveals the appropriate system image: functional, learnable and usable.</text:p>
      <text:p text:style-name="P3">User model: what user the user develop to explain the operation of the system</text:p>
      <text:p text:style-name="P3"><text:tab/><text:tab/>determines what is understood.</text:p>
      <text:p text:style-name="P3">System image: users and designers communicate only through the system itself: its physical appearance, its operations, the way it responds, and the manuals and instructions that accompany it.</text:p>
      <text:p text:style-name="P2"/>
      <text:list xml:id="list233208772198158" text:continue-numbering="true" text:style-name="L1">
        <text:list-item>
          <text:p text:style-name="P5">Simplify the structure of tasks.</text:p>
        </text:list-item>
      </text:list>
      <text:p text:style-name="P2"/>
      <text:p text:style-name="P2"><text:s text:c="6"/><text:span text:style-name="T1">Tasks should be simple in structure, minimizing the amount of planning or problem solving they require.</text:span></text:p>
      <text:p text:style-name="P8">Designer must pay attention to the psychology of the person, to the limits on how much a person can hold in memory at a time, to the limits on how many active thoughts can be pursued at once.<text:span text:style-name="T2">(provide aids)</text:span></text:p>
      <text:p text:style-name="P7">Technological approaches that can be followed:</text:p>
      <text:p text:style-name="P7"/>
      <text:p text:style-name="P6">Keep the task much the same but provide mental aids.</text:p>
      <text:p text:style-name="P6">Use technology to make visible what would otherwise be invisible, thus improving feedback and the ability to keep control.</text:p>
      <text:p text:style-name="P7">Automate but keep the task much the same.</text:p>
      <text:p text:style-name="P7">Change the nature of the task: technology can help to transform deep, wide structures into narrower, shallower ones.</text:p>
      <text:p text:style-name="P7">Don't take away control.</text:p>
      <text:p text:style-name="P7"><text:tab/></text:p>
      <text:list xml:id="list233208777017155" text:continue-numbering="true" text:style-name="L1">
        <text:list-item>
          <text:p text:style-name="P5">Make things visible: bridge the gulfs of Execution and Evaluation.</text:p>
          <text:list>
            <text:list-header>
              <text:p text:style-name="P9">Make things visible on the evaluation side so that people can tell the effects of their actions</text:p>
            </text:list-header>
          </text:list>
        </text:list-item>
        <text:list-item>
          <text:p text:style-name="P5">Get the mappings right.</text:p>
          <text:list>
            <text:list-header>
              <text:p text:style-name="P10">Make sure that the user can determine the relationship:</text:p>
              <text:p text:style-name="P10">between intentions and possible actions</text:p>
              <text:p text:style-name="P10">between actions and their effects on the system</text:p>
              <text:p text:style-name="P10">between actual system state and what is perceivable by sight, sound, or feel</text:p>
              <text:p text:style-name="P10"><text:soft-page-break/>between the perceived system state and the needs, intentions, and expectations of the user. </text:p>
            </text:list-header>
          </text:list>
        </text:list-item>
        <text:list-item>
          <text:p text:style-name="P5">Exploit the power of <text:span text:style-name="T2">constraints</text:span>, both natural and artificial.</text:p>
          <text:p text:style-name="P10">Use constraints so that the user feels as if there is only one possible thing to do – the right thing.</text:p>
        </text:list-item>
        <text:list-item>
          <text:p text:style-name="P5">Design for error.</text:p>
          <text:p text:style-name="P10">Assume that any error that can be made will be made. Plan for it.</text:p>
        </text:list-item>
        <text:list-item>
          <text:p text:style-name="P5">When all else fails, standardize.</text:p>
          <text:p text:style-name="P11">Standardize the actions, outcomes, layout, displays. Make related actions work in the same w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23:32:08.450987735</dc:date>
    <meta:editing-duration>PT52M28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2" meta:paragraph-count="43" meta:word-count="500" meta:character-count="3024" meta:non-whitespace-character-count="2553"/>
  </office:meta>
</office:document-meta>
</file>